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4fad0" officeooo:paragraph-rsid="0014fad0"/>
    </style:style>
    <style:style style:name="P2" style:family="paragraph" style:parent-style-name="Standard">
      <style:paragraph-properties fo:line-height="150%"/>
      <style:text-properties officeooo:rsid="0016d6cd" officeooo:paragraph-rsid="00234f72"/>
    </style:style>
    <style:style style:name="P3" style:family="paragraph" style:parent-style-name="Standard">
      <style:paragraph-properties fo:line-height="150%"/>
      <style:text-properties officeooo:rsid="0016d6cd" officeooo:paragraph-rsid="0016d6cd"/>
    </style:style>
    <style:style style:name="P4" style:family="paragraph" style:parent-style-name="Standard">
      <style:paragraph-properties fo:line-height="150%"/>
      <style:text-properties officeooo:rsid="0016de34" officeooo:paragraph-rsid="0022f2d3"/>
    </style:style>
    <style:style style:name="P5" style:family="paragraph" style:parent-style-name="Standard">
      <style:paragraph-properties fo:line-height="150%"/>
      <style:text-properties officeooo:rsid="0016de34" officeooo:paragraph-rsid="0016de34"/>
    </style:style>
    <style:style style:name="P6" style:family="paragraph" style:parent-style-name="Standard">
      <style:paragraph-properties fo:line-height="150%"/>
      <style:text-properties officeooo:rsid="0016de34" officeooo:paragraph-rsid="0016ef1e"/>
    </style:style>
    <style:style style:name="P7" style:family="paragraph" style:parent-style-name="Standard">
      <style:text-properties officeooo:rsid="0016ef1e" officeooo:paragraph-rsid="0016ef1e"/>
    </style:style>
    <style:style style:name="P8" style:family="paragraph" style:parent-style-name="Standard">
      <style:paragraph-properties fo:line-height="150%"/>
      <style:text-properties officeooo:rsid="0016ef1e" officeooo:paragraph-rsid="0016ef1e"/>
    </style:style>
    <style:style style:name="P9" style:family="paragraph" style:parent-style-name="Standard">
      <style:paragraph-properties fo:line-height="150%" fo:text-align="center" style:justify-single-word="false"/>
      <style:text-properties fo:font-size="16pt" fo:font-weight="bold" officeooo:rsid="0014fad0" officeooo:paragraph-rsid="0014fad0" style:font-size-asian="16pt" style:font-weight-asian="bold" style:font-size-complex="16pt" style:font-weight-complex="bold"/>
    </style:style>
    <style:style style:name="P10" style:family="paragraph" style:parent-style-name="Standard">
      <style:paragraph-properties fo:line-height="150%"/>
      <style:text-properties fo:font-size="14pt" fo:font-weight="bold" officeooo:rsid="0014fad0" officeooo:paragraph-rsid="0014fad0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/>
      <style:text-properties fo:font-size="14pt" fo:font-weight="bold" officeooo:rsid="0016d6cd" officeooo:paragraph-rsid="0016d6c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/>
      <style:text-properties fo:font-size="14pt" fo:font-weight="bold" officeooo:rsid="0016de34" officeooo:paragraph-rsid="0016de34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/>
      <style:text-properties fo:font-size="12pt" fo:font-weight="normal" officeooo:rsid="00234f72" officeooo:paragraph-rsid="00234f72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50%"/>
      <style:text-properties officeooo:paragraph-rsid="0016d6cd"/>
    </style:style>
    <style:style style:name="P15" style:family="paragraph" style:parent-style-name="Standard">
      <style:paragraph-properties fo:line-height="150%"/>
      <style:text-properties officeooo:paragraph-rsid="001a2a97"/>
    </style:style>
    <style:style style:name="P16" style:family="paragraph" style:parent-style-name="Standard">
      <style:paragraph-properties fo:line-height="150%"/>
      <style:text-properties officeooo:rsid="00234f72" officeooo:paragraph-rsid="0016d6cd"/>
    </style:style>
    <style:style style:name="P17" style:family="paragraph" style:parent-style-name="Standard">
      <style:paragraph-properties fo:line-height="150%"/>
      <style:text-properties officeooo:rsid="001a2a97" officeooo:paragraph-rsid="001b6cdc"/>
    </style:style>
    <style:style style:name="P18" style:family="paragraph" style:parent-style-name="Standard">
      <style:paragraph-properties fo:line-height="150%"/>
      <style:text-properties officeooo:rsid="001b6cdc" officeooo:paragraph-rsid="002a2362"/>
    </style:style>
    <style:style style:name="T1" style:family="text">
      <style:text-properties officeooo:rsid="0014fad0"/>
    </style:style>
    <style:style style:name="T2" style:family="text">
      <style:text-properties officeooo:rsid="0016de34"/>
    </style:style>
    <style:style style:name="T3" style:family="text">
      <style:text-properties officeooo:rsid="001890b6"/>
    </style:style>
    <style:style style:name="T4" style:family="text">
      <style:text-properties officeooo:rsid="0019a237"/>
    </style:style>
    <style:style style:name="T5" style:family="text">
      <style:text-properties officeooo:rsid="001a2a97"/>
    </style:style>
    <style:style style:name="T6" style:family="text">
      <style:text-properties fo:font-weight="bold" officeooo:rsid="001a2a97" style:font-weight-asian="bold" style:font-weight-complex="bold"/>
    </style:style>
    <style:style style:name="T7" style:family="text">
      <style:text-properties officeooo:rsid="001e616e"/>
    </style:style>
    <style:style style:name="T8" style:family="text">
      <style:text-properties officeooo:rsid="001ee26b"/>
    </style:style>
    <style:style style:name="T9" style:family="text">
      <style:text-properties officeooo:rsid="00200117"/>
    </style:style>
    <style:style style:name="T10" style:family="text">
      <style:text-properties officeooo:rsid="0021f46a"/>
    </style:style>
    <style:style style:name="T11" style:family="text">
      <style:text-properties officeooo:rsid="0022f2d3"/>
    </style:style>
    <style:style style:name="T12" style:family="text">
      <style:text-properties officeooo:rsid="00234f72"/>
    </style:style>
    <style:style style:name="T13" style:family="text">
      <style:text-properties officeooo:rsid="0025e976"/>
    </style:style>
    <style:style style:name="T14" style:family="text">
      <style:text-properties officeooo:rsid="0026b1ed"/>
    </style:style>
    <style:style style:name="T15" style:family="text">
      <style:text-properties officeooo:rsid="002a23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How to Create a static blog using Wordpress</text:p>
      <text:p text:style-name="P1"/>
      <text:p text:style-name="P10">I. Plugin Requirement<text:span text:style-name="T13">s</text:span></text:p>
      <text:p text:style-name="P1"><text:span text:style-name="T4">1.</text:span>Really Static</text:p>
      <text:p text:style-name="P1"><text:span text:style-name="T4">2.</text:span>Wordpress SEO</text:p>
      <text:p text:style-name="P1"><text:span text:style-name="T4">3.</text:span>XML Sitemap &amp; Google News feeds</text:p>
      <text:p text:style-name="P1"/>
      <text:p text:style-name="P11">II. Create <text:span text:style-name="T7">a S</text:span>ite <text:span text:style-name="T8">M</text:span>ap</text:p>
      <text:p text:style-name="P13">1.<text:span text:style-name="T2">Activate “Wordpress SEO” </text:span>and “<text:span text:style-name="T1">XML Sitemap &amp; Google News feeds” through the 'Plugins' menu in Wordpress.</text:span></text:p>
      <text:p text:style-name="P2"><text:span text:style-name="T12">2</text:span>. You open the browser then type <text:a xlink:type="simple" xlink:href="http://opensource.mycollab.com/page-sitemap.xml"><text:span text:style-name="T1">http://domain/page-sitemap.xml</text:span></text:a><text:span text:style-name="T1"> .Example: </text:span><text:a xlink:type="simple" xlink:href="http://opensource.mycollab.com/page-sitemap.xml"><text:span text:style-name="T1">http://opensource.mycollab.co</text:span></text:a><text:a xlink:type="simple" xlink:href="http://opensource.mycollab.com/page-sitemap.xml"><text:span text:style-name="T1">m</text:span></text:a><text:a xlink:type="simple" xlink:href="http://opensource.mycollab.com/page-sitemap.xml"><text:span text:style-name="T1">/page-sitemap.x</text:span></text:a><text:span text:style-name="T1">ml</text:span></text:p>
      <text:p text:style-name="P16">3. Right-click and select View page source .</text:p>
      <text:p text:style-name="P14"><text:tab/>-<text:span text:style-name="T2">A window opens showing the source code.</text:span></text:p>
      <text:p text:style-name="P3"><text:span text:style-name="T12">4</text:span>. <text:span text:style-name="T2">Right-click and select Save As.</text:span></text:p>
      <text:p text:style-name="P4"><text:span text:style-name="T12">5</text:span>. <text:span text:style-name="T11">Save the file as a .xml.Example file name: sitemap.xml.</text:span></text:p>
      <text:p text:style-name="P5"/>
      <text:p text:style-name="P12">III. Generates static HTML-files</text:p>
      <text:p text:style-name="P5">1. Activ<text:span text:style-name="T3">at</text:span>e “Really Static” through the 'Plugins' menu in Wordpress</text:p>
      <text:p text:style-name="P5">2. Click 'goto the 1-2-3 quicksetup again'</text:p>
      <text:p text:style-name="P5">3. Click 'running really-static in livemode'</text:p>
      <text:p text:style-name="P5">4. <text:span text:style-name="T14">Select</text:span> 'work with local filesystem'</text:p>
      <text:p text:style-name="P6"><text:s text:c="5"/>-<text:span text:style-name="T9">Enter web root directory path to 'internal filepath from to cachedfiles'. Example: '/home/tathanh/git/mycollab-extras/opensource/'.</text:span></text:p>
      <text:p text:style-name="P8">5. <text:span text:style-name="T10">Type</text:span> URL website to 'After this, please say where visitors can view this files:' . Example: '<text:a xlink:type="simple" xlink:href="http://opensource.mycollab.com/">http://opensource.mycollab.com</text:a>'. Then click Next .</text:p>
      <text:p text:style-name="P8">6. <text:span text:style-name="T3">Click 'Start generating files... this will take some time'</text:span></text:p>
      <text:p text:style-name="P15"><text:span text:style-name="T5"><text:tab/></text:span><text:span text:style-name="T6">Note:</text:span><text:span text:style-name="T5"> - Open your web root directory and find file index.html.</text:span></text:p>
      <text:p text:style-name="P17"><text:tab/> <text:s text:c="9"/>-If index.html doesn't exist, you go to Appearance, select Menu and click 'Save Menu'.</text:p>
      <text:p text:style-name="P18">7. Upload all static page files,<text:span text:style-name="T15">wp-includes,wp-content</text:span> and sitemap.xml to a directory on your server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9T10:17:48.804492117</meta:creation-date>
    <dc:date>2015-02-03T15:08:49.042035417</dc:date>
    <meta:editing-duration>PT4H35M2S</meta:editing-duration>
    <meta:editing-cycles>17</meta:editing-cycles>
    <meta:generator>LibreOffice/4.2.7.2$Linux_X86_64 LibreOffice_project/420m0$Build-2</meta:generator>
    <meta:document-statistic meta:table-count="0" meta:image-count="0" meta:object-count="0" meta:page-count="1" meta:paragraph-count="23" meta:word-count="200" meta:character-count="1381" meta:non-whitespace-character-count="1186"/>
  </office:meta>
</office:document-meta>
</file>